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lustering_results.csv-birch_50-limit-10000_fold-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Homogenity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V-Measure</text:p>
          </table:table-cell>
          <table:table-cell office:value-type="string" calcext:value-type="string">
            <text:p>Mutual Info</text:p>
          </table:table-cell>
          <table:table-cell office:value-type="string" calcext:value-type="string">
            <text:p>Adj. Mut. Inf</text:p>
          </table:table-cell>
          <table:table-cell office:value-type="string" calcext:value-type="string">
            <text:p>Shill</text:p>
          </table:table-cell>
          <table:table-cell office:value-type="string" calcext:value-type="string">
            <text:p>HOM std</text:p>
          </table:table-cell>
          <table:table-cell office:value-type="string" calcext:value-type="string">
            <text:p>COM std</text:p>
          </table:table-cell>
          <table:table-cell office:value-type="string" calcext:value-type="string">
            <text:p>VME std</text:p>
          </table:table-cell>
          <table:table-cell office:value-type="string" calcext:value-type="string">
            <text:p>MI std</text:p>
          </table:table-cell>
          <table:table-cell office:value-type="string" calcext:value-type="string">
            <text:p>AMI std</text:p>
          </table:table-cell>
          <table:table-cell office:value-type="string" calcext:value-type="string">
            <text:p>Shill std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3378219738186" calcext:value-type="float">
            <text:p>0.993378219738186</text:p>
          </table:table-cell>
          <table:table-cell office:value-type="float" office:value="0.884519671458163" calcext:value-type="float">
            <text:p>0.884519671458163</text:p>
          </table:table-cell>
          <table:table-cell office:value-type="float" office:value="0.935792867590112" calcext:value-type="float">
            <text:p>0.935792867590112</text:p>
          </table:table-cell>
          <table:table-cell office:value-type="float" office:value="6.04244608877326" calcext:value-type="float">
            <text:p>6.04244608877326</text:p>
          </table:table-cell>
          <table:table-cell office:value-type="float" office:value="0.744075931801589" calcext:value-type="float">
            <text:p>0.744075931801589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0535721111994122" calcext:value-type="float">
            <text:p>0.000535721111994</text:p>
          </table:table-cell>
          <table:table-cell office:value-type="float" office:value="0.00175928817490207" calcext:value-type="float">
            <text:p>0.001759288174902</text:p>
          </table:table-cell>
          <table:table-cell office:value-type="float" office:value="0.00105092013112636" calcext:value-type="float">
            <text:p>0.001050920131126</text:p>
          </table:table-cell>
          <table:table-cell office:value-type="float" office:value="0.00204466197431075" calcext:value-type="float">
            <text:p>0.002044661974311</text:p>
          </table:table-cell>
          <table:table-cell office:value-type="float" office:value="0.00432087592440051" calcext:value-type="float">
            <text:p>0.004320875924401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78273213990041" calcext:value-type="float">
            <text:p>0.978273213990041</text:p>
          </table:table-cell>
          <table:table-cell office:value-type="float" office:value="0.900662651660242" calcext:value-type="float">
            <text:p>0.900662651660242</text:p>
          </table:table-cell>
          <table:table-cell office:value-type="float" office:value="0.937863728080831" calcext:value-type="float">
            <text:p>0.937863728080831</text:p>
          </table:table-cell>
          <table:table-cell office:value-type="float" office:value="5.95056882646773" calcext:value-type="float">
            <text:p>5.95056882646773</text:p>
          </table:table-cell>
          <table:table-cell office:value-type="float" office:value="0.786042952786376" calcext:value-type="float">
            <text:p>0.786042952786376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0869324153608901" calcext:value-type="float">
            <text:p>0.000869324153609</text:p>
          </table:table-cell>
          <table:table-cell office:value-type="float" office:value="0.00188714932155334" calcext:value-type="float">
            <text:p>0.001887149321553</text:p>
          </table:table-cell>
          <table:table-cell office:value-type="float" office:value="0.0010480560299629" calcext:value-type="float">
            <text:p>0.001048056029963</text:p>
          </table:table-cell>
          <table:table-cell office:value-type="float" office:value="0.00703099303589049" calcext:value-type="float">
            <text:p>0.00703099303589</text:p>
          </table:table-cell>
          <table:table-cell office:value-type="float" office:value="0.00440240190948004" calcext:value-type="float">
            <text:p>0.00440240190948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70203192958789" calcext:value-type="float">
            <text:p>0.970203192958789</text:p>
          </table:table-cell>
          <table:table-cell office:value-type="float" office:value="0.911923904987712" calcext:value-type="float">
            <text:p>0.911923904987712</text:p>
          </table:table-cell>
          <table:table-cell office:value-type="float" office:value="0.940160004853906" calcext:value-type="float">
            <text:p>0.940160004853906</text:p>
          </table:table-cell>
          <table:table-cell office:value-type="float" office:value="5.90147874038378" calcext:value-type="float">
            <text:p>5.90147874038378</text:p>
          </table:table-cell>
          <table:table-cell office:value-type="float" office:value="0.813406320495007" calcext:value-type="float">
            <text:p>0.813406320495007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0788664889378573" calcext:value-type="float">
            <text:p>0.000788664889379</text:p>
          </table:table-cell>
          <table:table-cell office:value-type="float" office:value="0.00199682674592611" calcext:value-type="float">
            <text:p>0.001996826745926</text:p>
          </table:table-cell>
          <table:table-cell office:value-type="float" office:value="0.00113797086507255" calcext:value-type="float">
            <text:p>0.001137970865073</text:p>
          </table:table-cell>
          <table:table-cell office:value-type="float" office:value="0.0040438674715297" calcext:value-type="float">
            <text:p>0.00404386747153</text:p>
          </table:table-cell>
          <table:table-cell office:value-type="float" office:value="0.00447905930281266" calcext:value-type="float">
            <text:p>0.004479059302813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62916855740099" calcext:value-type="float">
            <text:p>0.962916855740099</text:p>
          </table:table-cell>
          <table:table-cell office:value-type="float" office:value="0.918473031208507" calcext:value-type="float">
            <text:p>0.918473031208507</text:p>
          </table:table-cell>
          <table:table-cell office:value-type="float" office:value="0.940168603233842" calcext:value-type="float">
            <text:p>0.940168603233842</text:p>
          </table:table-cell>
          <table:table-cell office:value-type="float" office:value="5.85716136021" calcext:value-type="float">
            <text:p>5.85716136021</text:p>
          </table:table-cell>
          <table:table-cell office:value-type="float" office:value="0.829301624193325" calcext:value-type="float">
            <text:p>0.829301624193325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132683017668045" calcext:value-type="float">
            <text:p>0.00132683017668</text:p>
          </table:table-cell>
          <table:table-cell office:value-type="float" office:value="0.0014385825471786" calcext:value-type="float">
            <text:p>0.001438582547179</text:p>
          </table:table-cell>
          <table:table-cell office:value-type="float" office:value="0.000786377723305527" calcext:value-type="float">
            <text:p>0.000786377723306</text:p>
          </table:table-cell>
          <table:table-cell office:value-type="float" office:value="0.00991968959489231" calcext:value-type="float">
            <text:p>0.009919689594892</text:p>
          </table:table-cell>
          <table:table-cell office:value-type="float" office:value="0.00329651905766433" calcext:value-type="float">
            <text:p>0.003296519057664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56580193496057" calcext:value-type="float">
            <text:p>0.956580193496057</text:p>
          </table:table-cell>
          <table:table-cell office:value-type="float" office:value="0.922607442118417" calcext:value-type="float">
            <text:p>0.922607442118417</text:p>
          </table:table-cell>
          <table:table-cell office:value-type="float" office:value="0.939284931207634" calcext:value-type="float">
            <text:p>0.939284931207634</text:p>
          </table:table-cell>
          <table:table-cell office:value-type="float" office:value="5.81861744297918" calcext:value-type="float">
            <text:p>5.81861744297918</text:p>
          </table:table-cell>
          <table:table-cell office:value-type="float" office:value="0.839325318158026" calcext:value-type="float">
            <text:p>0.839325318158026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171764248571825" calcext:value-type="float">
            <text:p>0.001717642485718</text:p>
          </table:table-cell>
          <table:table-cell office:value-type="float" office:value="0.00156298874499483" calcext:value-type="float">
            <text:p>0.001562988744995</text:p>
          </table:table-cell>
          <table:table-cell office:value-type="float" office:value="0.000996902673444476" calcext:value-type="float">
            <text:p>0.000996902673444</text:p>
          </table:table-cell>
          <table:table-cell office:value-type="float" office:value="0.0120501139543399" calcext:value-type="float">
            <text:p>0.01205011395434</text:p>
          </table:table-cell>
          <table:table-cell office:value-type="float" office:value="0.00359408211449506" calcext:value-type="float">
            <text:p>0.003594082114495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51587748872548" calcext:value-type="float">
            <text:p>0.951587748872548</text:p>
          </table:table-cell>
          <table:table-cell office:value-type="float" office:value="0.925953202691638" calcext:value-type="float">
            <text:p>0.925953202691638</text:p>
          </table:table-cell>
          <table:table-cell office:value-type="float" office:value="0.938594637939478" calcext:value-type="float">
            <text:p>0.938594637939478</text:p>
          </table:table-cell>
          <table:table-cell office:value-type="float" office:value="5.78824888323804" calcext:value-type="float">
            <text:p>5.78824888323804</text:p>
          </table:table-cell>
          <table:table-cell office:value-type="float" office:value="0.847336148069965" calcext:value-type="float">
            <text:p>0.847336148069965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0988902322192551" calcext:value-type="float">
            <text:p>0.000988902322193</text:p>
          </table:table-cell>
          <table:table-cell office:value-type="float" office:value="0.00196237113707558" calcext:value-type="float">
            <text:p>0.001962371137076</text:p>
          </table:table-cell>
          <table:table-cell office:value-type="float" office:value="0.00129883863089688" calcext:value-type="float">
            <text:p>0.001298838630897</text:p>
          </table:table-cell>
          <table:table-cell office:value-type="float" office:value="0.0078559775492489" calcext:value-type="float">
            <text:p>0.007855977549249</text:p>
          </table:table-cell>
          <table:table-cell office:value-type="float" office:value="0.00424915792846877" calcext:value-type="float">
            <text:p>0.004249157928469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47307214594574" calcext:value-type="float">
            <text:p>0.947307214594574</text:p>
          </table:table-cell>
          <table:table-cell office:value-type="float" office:value="0.929727613509241" calcext:value-type="float">
            <text:p>0.929727613509241</text:p>
          </table:table-cell>
          <table:table-cell office:value-type="float" office:value="0.938432150077735" calcext:value-type="float">
            <text:p>0.938432150077735</text:p>
          </table:table-cell>
          <table:table-cell office:value-type="float" office:value="5.76220895407969" calcext:value-type="float">
            <text:p>5.76220895407969</text:p>
          </table:table-cell>
          <table:table-cell office:value-type="float" office:value="0.856062380607415" calcext:value-type="float">
            <text:p>0.856062380607415</text:p>
          </table:table-cell>
          <table:table-cell office:value-type="float" office:value="0.705162471805573" calcext:value-type="float">
            <text:p>0.705162471805573</text:p>
          </table:table-cell>
          <table:table-cell office:value-type="float" office:value="0.00179306677800333" calcext:value-type="float">
            <text:p>0.001793066778003</text:p>
          </table:table-cell>
          <table:table-cell office:value-type="float" office:value="0.00197007541311837" calcext:value-type="float">
            <text:p>0.001970075413118</text:p>
          </table:table-cell>
          <table:table-cell office:value-type="float" office:value="0.000892080737605179" calcext:value-type="float">
            <text:p>0.000892080737605</text:p>
          </table:table-cell>
          <table:table-cell office:value-type="float" office:value="0.0106884731240379" calcext:value-type="float">
            <text:p>0.010688473124038</text:p>
          </table:table-cell>
          <table:table-cell office:value-type="float" office:value="0.00432084260009895" calcext:value-type="float">
            <text:p>0.004320842600099</text:p>
          </table:table-cell>
          <table:table-cell office:value-type="float" office:value="0.00129473505810293" calcext:value-type="float">
            <text:p>0.001294735058103</text:p>
          </table:table-cell>
          <table:table-cell table:number-columns-repeated="10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42720013053601" calcext:value-type="float">
            <text:p>0.942720013053601</text:p>
          </table:table-cell>
          <table:table-cell office:value-type="float" office:value="0.932072479222153" calcext:value-type="float">
            <text:p>0.932072479222153</text:p>
          </table:table-cell>
          <table:table-cell office:value-type="float" office:value="0.937361077598885" calcext:value-type="float">
            <text:p>0.937361077598885</text:p>
          </table:table-cell>
          <table:table-cell office:value-type="float" office:value="5.73366126247007" calcext:value-type="float">
            <text:p>5.73366126247007</text:p>
          </table:table-cell>
          <table:table-cell office:value-type="float" office:value="0.861682170236303" calcext:value-type="float">
            <text:p>0.861682170236303</text:p>
          </table:table-cell>
          <table:table-cell office:value-type="float" office:value="0.704753448343212" calcext:value-type="float">
            <text:p>0.704753448343212</text:p>
          </table:table-cell>
          <table:table-cell office:value-type="float" office:value="0.00319950797380455" calcext:value-type="float">
            <text:p>0.003199507973805</text:p>
          </table:table-cell>
          <table:table-cell office:value-type="float" office:value="0.00240276486000951" calcext:value-type="float">
            <text:p>0.00240276486001</text:p>
          </table:table-cell>
          <table:table-cell office:value-type="float" office:value="0.00182767741719791" calcext:value-type="float">
            <text:p>0.001827677417198</text:p>
          </table:table-cell>
          <table:table-cell office:value-type="float" office:value="0.0188595668048424" calcext:value-type="float">
            <text:p>0.018859566804842</text:p>
          </table:table-cell>
          <table:table-cell office:value-type="float" office:value="0.00520189178676947" calcext:value-type="float">
            <text:p>0.005201891786769</text:p>
          </table:table-cell>
          <table:table-cell office:value-type="float" office:value="0.001333117379269" calcext:value-type="float">
            <text:p>0.001333117379269</text:p>
          </table:table-cell>
          <table:table-cell table:number-columns-repeated="1011"/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0.936776106591617" calcext:value-type="float">
            <text:p>0.936776106591617</text:p>
          </table:table-cell>
          <table:table-cell table:style-name="ce2" office:value-type="float" office:value="0.934301056191662" calcext:value-type="float">
            <text:p>0.934301056191662</text:p>
          </table:table-cell>
          <table:table-cell table:style-name="ce2" office:value-type="float" office:value="0.935533428317769" calcext:value-type="float">
            <text:p>0.935533428317769</text:p>
          </table:table-cell>
          <table:table-cell table:style-name="ce2" office:value-type="float" office:value="5.6975130276781" calcext:value-type="float">
            <text:p>5.6975130276781</text:p>
          </table:table-cell>
          <table:table-cell table:style-name="ce2" office:value-type="float" office:value="0.865724784197806" calcext:value-type="float">
            <text:p>0.865724784197806</text:p>
          </table:table-cell>
          <table:table-cell table:style-name="ce2" office:value-type="float" office:value="0.704753448343212" calcext:value-type="float">
            <text:p>0.704753448343212</text:p>
          </table:table-cell>
          <table:table-cell table:style-name="ce2" office:value-type="float" office:value="0.00224688412581479" calcext:value-type="float">
            <text:p>0.002246884125815</text:p>
          </table:table-cell>
          <table:table-cell table:style-name="ce2" office:value-type="float" office:value="0.00214391804844902" calcext:value-type="float">
            <text:p>0.002143918048449</text:p>
          </table:table-cell>
          <table:table-cell table:style-name="ce2" office:value-type="float" office:value="0.00123766174179606" calcext:value-type="float">
            <text:p>0.001237661741796</text:p>
          </table:table-cell>
          <table:table-cell table:style-name="ce2" office:value-type="float" office:value="0.0140177025948428" calcext:value-type="float">
            <text:p>0.014017702594843</text:p>
          </table:table-cell>
          <table:table-cell table:style-name="ce2" office:value-type="float" office:value="0.00312570037033852" calcext:value-type="float">
            <text:p>0.003125700370339</text:p>
          </table:table-cell>
          <table:table-cell table:style-name="ce2" office:value-type="float" office:value="0.001333117379269" calcext:value-type="float">
            <text:p>0.001333117379269</text:p>
          </table:table-cell>
          <table:table-cell table:style-name="ce2" table:number-columns-repeated="1011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0.932031355551704" calcext:value-type="float">
            <text:p>0.932031355551704</text:p>
          </table:table-cell>
          <table:table-cell table:style-name="ce1" office:value-type="float" office:value="0.938763907393516" calcext:value-type="float">
            <text:p>0.938763907393516</text:p>
          </table:table-cell>
          <table:table-cell table:style-name="ce1" office:value-type="float" office:value="0.935382489594366" calcext:value-type="float">
            <text:p>0.935382489594366</text:p>
          </table:table-cell>
          <table:table-cell table:style-name="ce1" office:value-type="float" office:value="5.66865480056229" calcext:value-type="float">
            <text:p>5.66865480056229</text:p>
          </table:table-cell>
          <table:table-cell table:style-name="ce1" office:value-type="float" office:value="0.864310369900499" calcext:value-type="float">
            <text:p>0.864310369900499</text:p>
          </table:table-cell>
          <table:table-cell table:style-name="ce1" office:value-type="float" office:value="0.704753448343212" calcext:value-type="float">
            <text:p>0.704753448343212</text:p>
          </table:table-cell>
          <table:table-cell table:style-name="ce1" office:value-type="float" office:value="0.00152282997420464" calcext:value-type="float">
            <text:p>0.001522829974205</text:p>
          </table:table-cell>
          <table:table-cell table:style-name="ce1" office:value-type="float" office:value="0.00237356905296406" calcext:value-type="float">
            <text:p>0.002373569052964</text:p>
          </table:table-cell>
          <table:table-cell table:style-name="ce1" office:value-type="float" office:value="0.00106152260847896" calcext:value-type="float">
            <text:p>0.001061522608479</text:p>
          </table:table-cell>
          <table:table-cell table:style-name="ce1" office:value-type="float" office:value="0.00950681951838136" calcext:value-type="float">
            <text:p>0.009506819518381</text:p>
          </table:table-cell>
          <table:table-cell table:style-name="ce1" office:value-type="float" office:value="0.00242330630218648" calcext:value-type="float">
            <text:p>0.002423306302186</text:p>
          </table:table-cell>
          <table:table-cell table:style-name="ce1" office:value-type="float" office:value="0.001333117379269" calcext:value-type="float">
            <text:p>0.001333117379269</text:p>
          </table:table-cell>
          <table:table-cell table:style-name="ce1" table:number-columns-repeated="1011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25334328313432" calcext:value-type="float">
            <text:p>0.925334328313432</text:p>
          </table:table-cell>
          <table:table-cell office:value-type="float" office:value="0.941233126998503" calcext:value-type="float">
            <text:p>0.941233126998503</text:p>
          </table:table-cell>
          <table:table-cell office:value-type="float" office:value="0.933208487396263" calcext:value-type="float">
            <text:p>0.933208487396263</text:p>
          </table:table-cell>
          <table:table-cell office:value-type="float" office:value="5.62792372678709" calcext:value-type="float">
            <text:p>5.62792372678709</text:p>
          </table:table-cell>
          <table:table-cell office:value-type="float" office:value="0.853446567251181" calcext:value-type="float">
            <text:p>0.853446567251181</text:p>
          </table:table-cell>
          <table:table-cell office:value-type="float" office:value="0.704753448343212" calcext:value-type="float">
            <text:p>0.704753448343212</text:p>
          </table:table-cell>
          <table:table-cell office:value-type="float" office:value="0.00219298859482623" calcext:value-type="float">
            <text:p>0.002192988594826</text:p>
          </table:table-cell>
          <table:table-cell office:value-type="float" office:value="0.00328730590830877" calcext:value-type="float">
            <text:p>0.003287305908309</text:p>
          </table:table-cell>
          <table:table-cell office:value-type="float" office:value="0.000852753378914361" calcext:value-type="float">
            <text:p>0.000852753378914</text:p>
          </table:table-cell>
          <table:table-cell office:value-type="float" office:value="0.013731441773044" calcext:value-type="float">
            <text:p>0.013731441773044</text:p>
          </table:table-cell>
          <table:table-cell office:value-type="float" office:value="0.00295664512955478" calcext:value-type="float">
            <text:p>0.002956645129555</text:p>
          </table:table-cell>
          <table:table-cell office:value-type="float" office:value="0.001333117379269" calcext:value-type="float">
            <text:p>0.001333117379269</text:p>
          </table:table-cell>
          <table:table-cell table:number-columns-repeated="10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16543739081448" calcext:value-type="float">
            <text:p>0.916543739081448</text:p>
          </table:table-cell>
          <table:table-cell office:value-type="float" office:value="0.944442837898351" calcext:value-type="float">
            <text:p>0.944442837898351</text:p>
          </table:table-cell>
          <table:table-cell office:value-type="float" office:value="0.930274368972017" calcext:value-type="float">
            <text:p>0.930274368972017</text:p>
          </table:table-cell>
          <table:table-cell office:value-type="float" office:value="5.57445750404788" calcext:value-type="float">
            <text:p>5.57445750404788</text:p>
          </table:table-cell>
          <table:table-cell office:value-type="float" office:value="0.839810330960201" calcext:value-type="float">
            <text:p>0.839810330960201</text:p>
          </table:table-cell>
          <table:table-cell office:value-type="float" office:value="0.704753448343212" calcext:value-type="float">
            <text:p>0.704753448343212</text:p>
          </table:table-cell>
          <table:table-cell office:value-type="float" office:value="0.00367903417835831" calcext:value-type="float">
            <text:p>0.003679034178358</text:p>
          </table:table-cell>
          <table:table-cell office:value-type="float" office:value="0.00333390492658542" calcext:value-type="float">
            <text:p>0.003333904926585</text:p>
          </table:table-cell>
          <table:table-cell office:value-type="float" office:value="0.00180988497957247" calcext:value-type="float">
            <text:p>0.001809884979572</text:p>
          </table:table-cell>
          <table:table-cell office:value-type="float" office:value="0.0222465374496097" calcext:value-type="float">
            <text:p>0.02224653744961</text:p>
          </table:table-cell>
          <table:table-cell office:value-type="float" office:value="0.00562398490748654" calcext:value-type="float">
            <text:p>0.005623984907487</text:p>
          </table:table-cell>
          <table:table-cell office:value-type="float" office:value="0.001333117379269" calcext:value-type="float">
            <text:p>0.001333117379269</text:p>
          </table:table-cell>
          <table:table-cell table:number-columns-repeated="1011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08902221532433" calcext:value-type="float">
            <text:p>0.908902221532433</text:p>
          </table:table-cell>
          <table:table-cell office:value-type="float" office:value="0.94689534760226" calcext:value-type="float">
            <text:p>0.94689534760226</text:p>
          </table:table-cell>
          <table:table-cell office:value-type="float" office:value="0.927506018644272" calcext:value-type="float">
            <text:p>0.927506018644272</text:p>
          </table:table-cell>
          <table:table-cell office:value-type="float" office:value="5.52798148682935" calcext:value-type="float">
            <text:p>5.52798148682935</text:p>
          </table:table-cell>
          <table:table-cell office:value-type="float" office:value="0.828136635340512" calcext:value-type="float">
            <text:p>0.828136635340512</text:p>
          </table:table-cell>
          <table:table-cell office:value-type="float" office:value="0.704753448343212" calcext:value-type="float">
            <text:p>0.704753448343212</text:p>
          </table:table-cell>
          <table:table-cell office:value-type="float" office:value="0.00365305220682381" calcext:value-type="float">
            <text:p>0.003653052206824</text:p>
          </table:table-cell>
          <table:table-cell office:value-type="float" office:value="0.00199616571973193" calcext:value-type="float">
            <text:p>0.001996165719732</text:p>
          </table:table-cell>
          <table:table-cell office:value-type="float" office:value="0.00232497920850968" calcext:value-type="float">
            <text:p>0.00232497920851</text:p>
          </table:table-cell>
          <table:table-cell office:value-type="float" office:value="0.0220878458094054" calcext:value-type="float">
            <text:p>0.022087845809405</text:p>
          </table:table-cell>
          <table:table-cell office:value-type="float" office:value="0.00599333997649808" calcext:value-type="float">
            <text:p>0.005993339976498</text:p>
          </table:table-cell>
          <table:table-cell office:value-type="float" office:value="0.001333117379269" calcext:value-type="float">
            <text:p>0.001333117379269</text:p>
          </table:table-cell>
          <table:table-cell table:number-columns-repeated="1011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89910105632183" calcext:value-type="float">
            <text:p>0.89910105632183</text:p>
          </table:table-cell>
          <table:table-cell office:value-type="float" office:value="0.94987576324197" calcext:value-type="float">
            <text:p>0.94987576324197</text:p>
          </table:table-cell>
          <table:table-cell office:value-type="float" office:value="0.923785547869757" calcext:value-type="float">
            <text:p>0.923785547869757</text:p>
          </table:table-cell>
          <table:table-cell office:value-type="float" office:value="5.46837375314201" calcext:value-type="float">
            <text:p>5.46837375314201</text:p>
          </table:table-cell>
          <table:table-cell office:value-type="float" office:value="0.813758797389224" calcext:value-type="float">
            <text:p>0.813758797389224</text:p>
          </table:table-cell>
          <table:table-cell office:value-type="float" office:value="0.704753448343212" calcext:value-type="float">
            <text:p>0.704753448343212</text:p>
          </table:table-cell>
          <table:table-cell office:value-type="float" office:value="0.0038577155256772" calcext:value-type="float">
            <text:p>0.003857715525677</text:p>
          </table:table-cell>
          <table:table-cell office:value-type="float" office:value="0.00221872637814113" calcext:value-type="float">
            <text:p>0.002218726378141</text:p>
          </table:table-cell>
          <table:table-cell office:value-type="float" office:value="0.0022541169101455" calcext:value-type="float">
            <text:p>0.002254116910146</text:p>
          </table:table-cell>
          <table:table-cell office:value-type="float" office:value="0.0241049981853677" calcext:value-type="float">
            <text:p>0.024104998185368</text:p>
          </table:table-cell>
          <table:table-cell office:value-type="float" office:value="0.00583951785107136" calcext:value-type="float">
            <text:p>0.005839517851071</text:p>
          </table:table-cell>
          <table:table-cell office:value-type="float" office:value="0.001333117379269" calcext:value-type="float">
            <text:p>0.001333117379269</text:p>
          </table:table-cell>
          <table:table-cell table:number-columns-repeated="10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890109539418911" calcext:value-type="float">
            <text:p>0.890109539418911</text:p>
          </table:table-cell>
          <table:table-cell office:value-type="float" office:value="0.951121037091817" calcext:value-type="float">
            <text:p>0.951121037091817</text:p>
          </table:table-cell>
          <table:table-cell office:value-type="float" office:value="0.919601048825201" calcext:value-type="float">
            <text:p>0.919601048825201</text:p>
          </table:table-cell>
          <table:table-cell office:value-type="float" office:value="5.41546969726619" calcext:value-type="float">
            <text:p>5.41546969726619</text:p>
          </table:table-cell>
          <table:table-cell office:value-type="float" office:value="0.800627465053778" calcext:value-type="float">
            <text:p>0.800627465053778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337703077211995" calcext:value-type="float">
            <text:p>0.00337703077212</text:p>
          </table:table-cell>
          <table:table-cell office:value-type="float" office:value="0.00246587862467294" calcext:value-type="float">
            <text:p>0.002465878624673</text:p>
          </table:table-cell>
          <table:table-cell office:value-type="float" office:value="0.00243226005434371" calcext:value-type="float">
            <text:p>0.002432260054344</text:p>
          </table:table-cell>
          <table:table-cell office:value-type="float" office:value="0.0211087729924148" calcext:value-type="float">
            <text:p>0.021108772992415</text:p>
          </table:table-cell>
          <table:table-cell office:value-type="float" office:value="0.00522122001375204" calcext:value-type="float">
            <text:p>0.005221220013752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878913795806407" calcext:value-type="float">
            <text:p>0.878913795806407</text:p>
          </table:table-cell>
          <table:table-cell office:value-type="float" office:value="0.951989898580914" calcext:value-type="float">
            <text:p>0.951989898580914</text:p>
          </table:table-cell>
          <table:table-cell office:value-type="float" office:value="0.913983000075163" calcext:value-type="float">
            <text:p>0.913983000075163</text:p>
          </table:table-cell>
          <table:table-cell office:value-type="float" office:value="5.3473554568219" calcext:value-type="float">
            <text:p>5.3473554568219</text:p>
          </table:table-cell>
          <table:table-cell office:value-type="float" office:value="0.784616357141878" calcext:value-type="float">
            <text:p>0.784616357141878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612660334037814" calcext:value-type="float">
            <text:p>0.006126603340378</text:p>
          </table:table-cell>
          <table:table-cell office:value-type="float" office:value="0.0015942706749694" calcext:value-type="float">
            <text:p>0.001594270674969</text:p>
          </table:table-cell>
          <table:table-cell office:value-type="float" office:value="0.00356208362646269" calcext:value-type="float">
            <text:p>0.003562083626463</text:p>
          </table:table-cell>
          <table:table-cell office:value-type="float" office:value="0.037740934054566" calcext:value-type="float">
            <text:p>0.037740934054566</text:p>
          </table:table-cell>
          <table:table-cell office:value-type="float" office:value="0.00886082409544062" calcext:value-type="float">
            <text:p>0.008860824095441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866245667626054" calcext:value-type="float">
            <text:p>0.866245667626054</text:p>
          </table:table-cell>
          <table:table-cell office:value-type="float" office:value="0.954150698871641" calcext:value-type="float">
            <text:p>0.954150698871641</text:p>
          </table:table-cell>
          <table:table-cell office:value-type="float" office:value="0.908064980758288" calcext:value-type="float">
            <text:p>0.908064980758288</text:p>
          </table:table-cell>
          <table:table-cell office:value-type="float" office:value="5.27028857016748" calcext:value-type="float">
            <text:p>5.27028857016748</text:p>
          </table:table-cell>
          <table:table-cell office:value-type="float" office:value="0.767461425563115" calcext:value-type="float">
            <text:p>0.767461425563115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632786435832962" calcext:value-type="float">
            <text:p>0.00632786435833</text:p>
          </table:table-cell>
          <table:table-cell office:value-type="float" office:value="0.00145886361218245" calcext:value-type="float">
            <text:p>0.001458863612182</text:p>
          </table:table-cell>
          <table:table-cell office:value-type="float" office:value="0.00377724554881353" calcext:value-type="float">
            <text:p>0.003777245548814</text:p>
          </table:table-cell>
          <table:table-cell office:value-type="float" office:value="0.0398213725255041" calcext:value-type="float">
            <text:p>0.039821372525504</text:p>
          </table:table-cell>
          <table:table-cell office:value-type="float" office:value="0.0089674130156826" calcext:value-type="float">
            <text:p>0.008967413015683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853008365319742" calcext:value-type="float">
            <text:p>0.853008365319742</text:p>
          </table:table-cell>
          <table:table-cell office:value-type="float" office:value="0.956183944001511" calcext:value-type="float">
            <text:p>0.956183944001511</text:p>
          </table:table-cell>
          <table:table-cell office:value-type="float" office:value="0.901633440546293" calcext:value-type="float">
            <text:p>0.901633440546293</text:p>
          </table:table-cell>
          <table:table-cell office:value-type="float" office:value="5.18975437032276" calcext:value-type="float">
            <text:p>5.18975437032276</text:p>
          </table:table-cell>
          <table:table-cell office:value-type="float" office:value="0.750301830585127" calcext:value-type="float">
            <text:p>0.750301830585127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744325275592614" calcext:value-type="float">
            <text:p>0.007443252755926</text:p>
          </table:table-cell>
          <table:table-cell office:value-type="float" office:value="0.00309880943184316" calcext:value-type="float">
            <text:p>0.003098809431843</text:p>
          </table:table-cell>
          <table:table-cell office:value-type="float" office:value="0.00425121917694136" calcext:value-type="float">
            <text:p>0.004251219176941</text:p>
          </table:table-cell>
          <table:table-cell office:value-type="float" office:value="0.0466396718988559" calcext:value-type="float">
            <text:p>0.046639671898856</text:p>
          </table:table-cell>
          <table:table-cell office:value-type="float" office:value="0.00984637381089451" calcext:value-type="float">
            <text:p>0.009846373810895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839393839782543" calcext:value-type="float">
            <text:p>0.839393839782543</text:p>
          </table:table-cell>
          <table:table-cell office:value-type="float" office:value="0.957278950390682" calcext:value-type="float">
            <text:p>0.957278950390682</text:p>
          </table:table-cell>
          <table:table-cell office:value-type="float" office:value="0.894460974207452" calcext:value-type="float">
            <text:p>0.894460974207452</text:p>
          </table:table-cell>
          <table:table-cell office:value-type="float" office:value="5.10691337797821" calcext:value-type="float">
            <text:p>5.10691337797821</text:p>
          </table:table-cell>
          <table:table-cell office:value-type="float" office:value="0.732751717181117" calcext:value-type="float">
            <text:p>0.732751717181117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459126960802647" calcext:value-type="float">
            <text:p>0.004591269608026</text:p>
          </table:table-cell>
          <table:table-cell office:value-type="float" office:value="0.00238127055095494" calcext:value-type="float">
            <text:p>0.002381270550955</text:p>
          </table:table-cell>
          <table:table-cell office:value-type="float" office:value="0.00280632781936123" calcext:value-type="float">
            <text:p>0.002806327819361</text:p>
          </table:table-cell>
          <table:table-cell office:value-type="float" office:value="0.0283845139725262" calcext:value-type="float">
            <text:p>0.028384513972526</text:p>
          </table:table-cell>
          <table:table-cell office:value-type="float" office:value="0.0059834276315533" calcext:value-type="float">
            <text:p>0.005983427631553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826968329467436" calcext:value-type="float">
            <text:p>0.826968329467436</text:p>
          </table:table-cell>
          <table:table-cell office:value-type="float" office:value="0.958789092419842" calcext:value-type="float">
            <text:p>0.958789092419842</text:p>
          </table:table-cell>
          <table:table-cell office:value-type="float" office:value="0.887998824249341" calcext:value-type="float">
            <text:p>0.887998824249341</text:p>
          </table:table-cell>
          <table:table-cell office:value-type="float" office:value="5.03131652786711" calcext:value-type="float">
            <text:p>5.03131652786711</text:p>
          </table:table-cell>
          <table:table-cell office:value-type="float" office:value="0.717892938618285" calcext:value-type="float">
            <text:p>0.717892938618285</text:p>
          </table:table-cell>
          <table:table-cell office:value-type="float" office:value="0.705206401085567" calcext:value-type="float">
            <text:p>0.705206401085567</text:p>
          </table:table-cell>
          <table:table-cell office:value-type="float" office:value="0.00591344137458775" calcext:value-type="float">
            <text:p>0.005913441374588</text:p>
          </table:table-cell>
          <table:table-cell office:value-type="float" office:value="0.0020181800014737" calcext:value-type="float">
            <text:p>0.002018180001474</text:p>
          </table:table-cell>
          <table:table-cell office:value-type="float" office:value="0.00322727246146249" calcext:value-type="float">
            <text:p>0.003227272461462</text:p>
          </table:table-cell>
          <table:table-cell office:value-type="float" office:value="0.0364025900119553" calcext:value-type="float">
            <text:p>0.036402590011955</text:p>
          </table:table-cell>
          <table:table-cell office:value-type="float" office:value="0.00707448977917424" calcext:value-type="float">
            <text:p>0.007074489779174</text:p>
          </table:table-cell>
          <table:table-cell office:value-type="float" office:value="0.00167068158455398" calcext:value-type="float">
            <text:p>0.001670681584554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1:31:54.444667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11:32:32.479588914</dc:date>
    <meta:editing-duration>PT2M14S</meta:editing-duration>
    <meta:editing-cycles>2</meta:editing-cycles>
    <meta:generator>LibreOffice/5.3.1.2$Linux_X86_64 LibreOffice_project/30m0$Build-2</meta:generator>
    <meta:document-statistic meta:table-count="1" meta:cell-count="273" meta:object-count="0"/>
  </office:meta>
</office:document-meta>
</file>